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Heading_20_1">
      <style:paragraph-properties fo:margin-top="0cm" fo:margin-bottom="0.247cm" style:contextual-spacing="false" fo:line-height="115%"/>
      <style:text-properties fo:font-size="10pt" style:font-size-asian="10pt" style:font-size-complex="10pt"/>
    </style:style>
    <style:style style:name="P3" style:family="paragraph" style:parent-style-name="Heading_20_2">
      <style:paragraph-properties fo:margin-top="0cm" fo:margin-bottom="0.247cm" style:contextual-spacing="false" fo:line-height="115%"/>
      <style:text-properties fo:font-size="10pt" style:font-size-asian="10pt" style:font-size-complex="10pt"/>
    </style:style>
    <style:style style:name="P4" style:family="paragraph" style:parent-style-name="Text_20_body" style:list-style-name="L2"/>
    <style:style style:name="P5" style:family="paragraph" style:parent-style-name="Text_20_body">
      <style:text-properties fo:font-size="10pt" style:font-size-asian="10pt" style:font-size-complex="10pt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Horizontal_20_Line">
      <style:paragraph-properties fo:margin-top="0cm" fo:margin-bottom="0.247cm" style:contextual-spacing="false" fo:line-height="115%"/>
      <style:text-properties fo:font-size="10pt" style:font-size-asian="10pt" style:font-size-complex="10pt"/>
    </style:style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<text:span text:style-name="T1">💡 Concetti Generali e Motivazioni</text:span></text:span></text:h>
      <text:p text:style-name="Text_20_body"><text:span text:style-name="Strong_20_Emphasis"><text:span text:style-name="T1">Nome del progetto:</text:span></text:span><text:span text:style-name="T1"><text:line-break/></text:span><text:span text:style-name="Emphasis"><text:span text:style-name="T1">"Zero"</text:span></text:span><text:span text:style-name="T1"> rappresenta una </text:span><text:span text:style-name="Strong_20_Emphasis"><text:span text:style-name="T1">ripartenza personale e professionale</text:span></text:span><text:span text:style-name="T1">, un punto di partenza che guarda avanti con l’obiettivo di costruire qualcosa di solido, condivisibile e duraturo.</text:span></text:p>
      <text:p text:style-name="Text_20_body"><text:span text:style-name="Strong_20_Emphasis"><text:span text:style-name="T1">Finalità del progetto:</text:span></text:span><text:span text:style-name="T1"><text:line-break/>Zero ERP è concepito come un </text:span><text:span text:style-name="Strong_20_Emphasis"><text:span text:style-name="T1">ERP multiservizi</text:span></text:span><text:span text:style-name="T1">, </text:span><text:span text:style-name="Strong_20_Emphasis"><text:span text:style-name="T1">modulare</text:span></text:span><text:span text:style-name="T1">, </text:span><text:span text:style-name="Strong_20_Emphasis"><text:span text:style-name="T1">flessibile</text:span></text:span><text:span text:style-name="T1"> e </text:span><text:span text:style-name="Strong_20_Emphasis"><text:span text:style-name="T1">open-source</text:span></text:span><text:span text:style-name="T1">, orientato a:</text:span></text:p>
      <text:list text:style-name="L1">
        <text:list-item>
          <text:p text:style-name="P1"><text:span text:style-name="Strong_20_Emphasis"><text:span text:style-name="T1">Centralizzare e standardizzare i dati</text:span></text:span><text:span text:style-name="T1">, riducendo la frammentazione informativa.</text:span></text:p>
        </text:list-item>
        <text:list-item>
          <text:p text:style-name="P1"><text:span text:style-name="Strong_20_Emphasis"><text:span text:style-name="T1">Evolvere nel tempo</text:span></text:span><text:span text:style-name="T1">, grazie a un’architettura aperta e scalabile.</text:span></text:p>
        </text:list-item>
        <text:list-item>
          <text:p text:style-name="P1"><text:span text:style-name="Strong_20_Emphasis"><text:span text:style-name="T1">Garantire precisione e affidabilità</text:span></text:span><text:span text:style-name="T1">, anche in contesti complessi.</text:span></text:p>
        </text:list-item>
        <text:list-item>
          <text:p text:style-name="P1"><text:span text:style-name="Strong_20_Emphasis"><text:span text:style-name="T1">Essere accessibile a realtà diverse</text:span></text:span><text:span text:style-name="T1">: enti pubblici, multiutilities, cooperative, startup e PMI.</text:span></text:p>
        </text:list-item>
      </text:list>
      <text:h text:style-name="P2" text:outline-level="1">✅ Architettura del Progetto</text:h>
      <text:h text:style-name="P3" text:outline-level="2">🔹 Architettura del Database</text:h>
      <text:p text:style-name="Text_20_body"><text:span text:style-name="T1">Il cuore di Zero ERP è un database progettato per affrontare scenari </text:span><text:span text:style-name="Strong_20_Emphasis"><text:span text:style-name="T1">complessi e dinamici</text:span></text:span><text:span text:style-name="T1">, con una struttura pensata per essere </text:span><text:span text:style-name="Strong_20_Emphasis"><text:span text:style-name="T1">riutilizzabile, scalabile e altamente configurabile</text:span></text:span><text:span text:style-name="T1">:</text:span></text:p>
      <text:list text:style-name="L2">
        <text:list-item>
          <text:p text:style-name="P4"><text:span text:style-name="Strong_20_Emphasis"><text:span text:style-name="T1">Anagrafiche avanzate</text:span></text:span><text:span text:style-name="T1">: gestione unificata dei soggetti con ruoli dinamici (es. cliente, fornitore, distributore, utente interno, gestore esterno, agente, ecc.).</text:span></text:p>
        </text:list-item>
        <text:list-item>
          <text:p text:style-name="P4"><text:span text:style-name="Strong_20_Emphasis"><text:span text:style-name="T1">Stradario centralizzato</text:span></text:span><text:span text:style-name="T1">: sistema unico per la gestione degli indirizzi e della toponomastica, con supporto a varianti, storicizzazione e compatibilità con standard nazionali (es. ISTAT).</text:span></text:p>
        </text:list-item>
        <text:list-item>
          <text:p text:style-name="P4"><text:span text:style-name="Strong_20_Emphasis"><text:span text:style-name="T1">Struttura multi-servizio</text:span></text:span><text:span text:style-name="T1">: configurazione flessibile per gestire più servizi contemporaneamente (es. Base, Acqua, Gas, Energia elettrica, Telecomunicazioni), mantenendo indipendenza e coerenza dei dati.</text:span></text:p>
        </text:list-item>
        <text:list-item>
          <text:p text:style-name="P4"><text:span text:style-name="Strong_20_Emphasis"><text:span text:style-name="T1">Gestione utenti e permessi</text:span></text:span><text:span text:style-name="T1">: sistema gerarchico e modulare per la definizione di utenti, gruppi, ruoli e livelli di accesso, con parametrizzazione delle interfacce e delle funzionalità operative.</text:span></text:p>
        </text:list-item>
        <text:list-item>
          <text:p text:style-name="P4"><text:span text:style-name="Strong_20_Emphasis"><text:span text:style-name="T1">Sistema "Pratiche"</text:span></text:span><text:span text:style-name="T1">: motore generico per la gestione di processi e attività operative, adattabile ai flussi reali dei vari settori (es. attivazione contratto, voltura, richiesta intervento, modifica dati tecnici).</text:span></text:p>
        </text:list-item>
      </text:list>
      <text:p text:style-name="Text_20_body"><text:span text:style-name="T1">L’obiettivo è quello di </text:span><text:span text:style-name="Strong_20_Emphasis"><text:span text:style-name="T1">gettare le basi per un ERP di livello enterprise</text:span></text:span><text:span text:style-name="T1">, ma accessibile, sostenibile e adatto anche a realtà di piccole e medie dimensioni.</text:span></text:p>
      <text:h text:style-name="P3" text:outline-level="2">🔹 Architettura Software</text:h>
      <text:p text:style-name="Text_20_body"><text:span text:style-name="T1">Lo sviluppo software seguirà logiche </text:span><text:span text:style-name="Strong_20_Emphasis"><text:span text:style-name="T1">modulari e standardizzate</text:span></text:span><text:span text:style-name="T1">, partendo da una </text:span><text:span text:style-name="Strong_20_Emphasis"><text:span text:style-name="T1">versione base</text:span></text:span><text:span text:style-name="T1"> ma già concepita per essere espandibile nel tempo.</text:span></text:p>
      <text:p text:style-name="P5">La versione iniziale includerà:</text:p>
      <text:list text:style-name="L3">
        <text:list-item>
          <text:p text:style-name="P6"><text:span text:style-name="T1">Gestione completa delle </text:span><text:span text:style-name="Strong_20_Emphasis"><text:span text:style-name="T1">anagrafiche</text:span></text:span><text:span text:style-name="T1">.</text:span></text:p>
        </text:list-item>
        <text:list-item>
          <text:p text:style-name="P6"><text:span text:style-name="T1">Sistema base per la </text:span><text:span text:style-name="Strong_20_Emphasis"><text:span text:style-name="T1">gestione delle pratiche</text:span></text:span><text:span text:style-name="T1">.</text:span></text:p>
        </text:list-item>
        <text:list-item>
          <text:p text:style-name="P6"><text:span text:style-name="T1">Modulo di </text:span><text:span text:style-name="Strong_20_Emphasis"><text:span text:style-name="T1">fatturazione automatizzata</text:span></text:span><text:span text:style-name="T1">, integrato direttamente con i processi di raccolta e verifica dati.</text:span></text:p>
        </text:list-item>
      </text:list>
      <text:h text:style-name="P2" text:outline-level="1">🔹 Intelligenza Artificiale (AI)</text:h>
      <text:p text:style-name="Text_20_body"><text:span text:style-name="T1">Zero ERP prevede l’integrazione di moduli basati su </text:span><text:span text:style-name="Strong_20_Emphasis"><text:span text:style-name="T1">Intelligenza Artificiale</text:span></text:span><text:span text:style-name="T1">, applicabili a predizione, ottimizzazione, suggerimenti e automazione. L’uso dell’AI sarà </text:span><text:span text:style-name="Strong_20_Emphasis"><text:span text:style-name="T1">opzionale</text:span></text:span><text:span text:style-name="T1">, attivabile secondo il piano selezionato (es. Basic, Advanced, AI-enabled).</text:span></text:p>
      <text:p text:style-name="Text_20_body"><text:span text:style-name="Strong_20_Emphasis"><text:span text:style-name="T1">Caratteristiche tecniche:</text:span></text:span></text:p>
      <text:list text:style-name="L4">
        <text:list-item>
          <text:p text:style-name="P7"><text:span text:style-name="T1">Attivazione tramite </text:span><text:span text:style-name="Strong_20_Emphasis"><text:span text:style-name="T1">feature toggle</text:span></text:span><text:span text:style-name="T1">.</text:span></text:p>
        </text:list-item>
        <text:list-item>
          <text:p text:style-name="P7"><text:soft-page-break/><text:span text:style-name="T1">Supporto a </text:span><text:span text:style-name="Strong_20_Emphasis"><text:span text:style-name="T1">modelli locali o API esterne</text:span></text:span><text:span text:style-name="T1">.</text:span></text:p>
        </text:list-item>
        <text:list-item>
          <text:p text:style-name="P7"><text:span text:style-name="Strong_20_Emphasis"><text:span text:style-name="T1">Logging, auditing e explainability</text:span></text:span><text:span text:style-name="T1"> per garantire trasparenza.</text:span></text:p>
        </text:list-item>
      </text:list>
      <text:p text:style-name="Text_20_body"><text:span text:style-name="Strong_20_Emphasis"><text:span text:style-name="T1">Esempi di funzionalità AI previste:</text:span></text:span></text:p>
      <text:list text:style-name="L5">
        <text:list-item>
          <text:p text:style-name="P8"><text:span text:style-name="Strong_20_Emphasis"><text:span text:style-name="T1">Suggerimenti dinamici</text:span></text:span><text:span text:style-name="T1"> all’utente: aiuto nella compilazione di pratiche o nella selezione di servizi.</text:span></text:p>
        </text:list-item>
        <text:list-item>
          <text:p text:style-name="P8"><text:span text:style-name="Strong_20_Emphasis"><text:span text:style-name="T1">Ottimizzazione dei processi</text:span></text:span><text:span text:style-name="T1">: analisi automatica dei flussi per migliorare tempi e costi.</text:span></text:p>
        </text:list-item>
        <text:list-item>
          <text:p text:style-name="P8"><text:span text:style-name="Strong_20_Emphasis"><text:span text:style-name="T1">Assistenza virtuale</text:span></text:span><text:span text:style-name="T1">: chatbot o agenti intelligenti per supporto agli operatori.</text:span></text:p>
        </text:list-item>
        <text:list-item>
          <text:p text:style-name="P8"><text:span text:style-name="Strong_20_Emphasis"><text:span text:style-name="T1">Controlli automatici</text:span></text:span><text:span text:style-name="T1">: rilevamento di anomalie nei dati.</text:span></text:p>
        </text:list-item>
        <text:list-item>
          <text:p text:style-name="P8"><text:span text:style-name="Strong_20_Emphasis"><text:span text:style-name="T1">Previsione di guasti/manutenzioni</text:span></text:span><text:span text:style-name="T1">: analisi predittiva su dispositivi o infrastrutture.</text:span></text:p>
        </text:list-item>
      </text:list>
      <text:h text:style-name="P2" text:outline-level="1">✅ Tecnologie per lo Sviluppo del Progetto</text:h>
      <text:p text:style-name="Text_20_body"><text:span text:style-name="T1">Zero ERP si basa su tecnologie moderne e consolidate, scelte per garantire </text:span><text:span text:style-name="Strong_20_Emphasis"><text:span text:style-name="T1">scalabilità, modularità e robustezza</text:span></text:span><text:span text:style-name="T1">.</text:span></text:p>
      <text:h text:style-name="P3" text:outline-level="2">🔹 Backend</text:h>
      <text:list text:style-name="L6">
        <text:list-item>
          <text:p text:style-name="P9"><text:span text:style-name="Strong_20_Emphasis"><text:span text:style-name="T1">Python</text:span></text:span><text:span text:style-name="T1">, </text:span><text:span text:style-name="Strong_20_Emphasis"><text:span text:style-name="T1">Django</text:span></text:span><text:span text:style-name="T1">, </text:span><text:span text:style-name="Strong_20_Emphasis"><text:span text:style-name="T1">Django REST Framework (DRF)</text:span></text:span></text:p>
        </text:list-item>
        <text:list-item>
          <text:p text:style-name="P9"><text:span text:style-name="Strong_20_Emphasis"><text:span text:style-name="T1">FastAPI</text:span></text:span><text:span text:style-name="T1"> (per endpoint asincroni)</text:span></text:p>
        </text:list-item>
        <text:list-item>
          <text:p text:style-name="P9"><text:span text:style-name="Strong_20_Emphasis"><text:span text:style-name="T1">Celery</text:span></text:span><text:span text:style-name="T1"> (task asincroni)</text:span></text:p>
        </text:list-item>
        <text:list-item>
          <text:p text:style-name="P9"><text:span text:style-name="Strong_20_Emphasis"><text:span text:style-name="T1">PostgreSQL</text:span></text:span><text:span text:style-name="T1"> (multi-schema, indexing, JSONB)</text:span></text:p>
        </text:list-item>
      </text:list>
      <text:h text:style-name="P3" text:outline-level="2">🔹 Frontend</text:h>
      <text:list text:style-name="L7">
        <text:list-item>
          <text:p text:style-name="P10"><text:span text:style-name="Strong_20_Emphasis"><text:span text:style-name="T1">Vue.js</text:span></text:span><text:span text:style-name="T1">, </text:span><text:span text:style-name="Strong_20_Emphasis"><text:span text:style-name="T1">Pinia</text:span></text:span><text:span text:style-name="T1">, </text:span><text:span text:style-name="Strong_20_Emphasis"><text:span text:style-name="T1">Axios</text:span></text:span></text:p>
        </text:list-item>
        <text:list-item>
          <text:p text:style-name="P10"><text:span text:style-name="Strong_20_Emphasis"><text:span text:style-name="T1">Tailwind CSS</text:span></text:span><text:span text:style-name="T1"> per uno stile moderno e responsive</text:span></text:p>
        </text:list-item>
      </text:list>
      <text:h text:style-name="P3" text:outline-level="2">🔹 Containerizzazione e DevOps</text:h>
      <text:list text:style-name="L8">
        <text:list-item>
          <text:p text:style-name="P11"><text:span text:style-name="Strong_20_Emphasis"><text:span text:style-name="T1">Docker</text:span></text:span><text:span text:style-name="T1">, </text:span><text:span text:style-name="Strong_20_Emphasis"><text:span text:style-name="T1">Docker Compose</text:span></text:span></text:p>
        </text:list-item>
        <text:list-item>
          <text:p text:style-name="P11"><text:span text:style-name="Strong_20_Emphasis"><text:span text:style-name="T1">GitLab CI/CD / GitHub Actions</text:span></text:span></text:p>
        </text:list-item>
        <text:list-item>
          <text:p text:style-name="P11"><text:span text:style-name="Strong_20_Emphasis"><text:span text:style-name="T1">Nginx</text:span></text:span><text:span text:style-name="T1"> come reverse proxy</text:span></text:p>
        </text:list-item>
      </text:list>
      <text:h text:style-name="P3" text:outline-level="2">🔹 Documentazione e Testing</text:h>
      <text:list text:style-name="L9">
        <text:list-item>
          <text:p text:style-name="P12"><text:span text:style-name="Strong_20_Emphasis"><text:span text:style-name="T1">Swagger</text:span></text:span><text:span text:style-name="T1">, </text:span><text:span text:style-name="Strong_20_Emphasis"><text:span text:style-name="T1">ReDoc</text:span></text:span><text:span text:style-name="T1">, </text:span><text:span text:style-name="Strong_20_Emphasis"><text:span text:style-name="T1">OpenAPI</text:span></text:span></text:p>
        </text:list-item>
        <text:list-item>
          <text:p text:style-name="P12"><text:span text:style-name="Strong_20_Emphasis"><text:span text:style-name="T1">Pytest</text:span></text:span><text:span text:style-name="T1">, </text:span><text:span text:style-name="Strong_20_Emphasis"><text:span text:style-name="T1">Django TestCase</text:span></text:span><text:span text:style-name="T1">, </text:span><text:span text:style-name="Strong_20_Emphasis"><text:span text:style-name="T1">pre-commit</text:span></text:span><text:span text:style-name="T1">, </text:span><text:span text:style-name="Strong_20_Emphasis"><text:span text:style-name="T1">Black</text:span></text:span><text:span text:style-name="T1">, </text:span><text:span text:style-name="Strong_20_Emphasis"><text:span text:style-name="T1">Flake8</text:span></text:span></text:p>
        </text:list-item>
      </text:list>
      <text:h text:style-name="P3" text:outline-level="2">🔹 Sicurezza e Gestione Utenti</text:h>
      <text:list text:style-name="L10">
        <text:list-item>
          <text:p text:style-name="P13"><text:span text:style-name="Strong_20_Emphasis"><text:span text:style-name="T1">JWT (SimpleJWT)</text:span></text:span><text:span text:style-name="T1">, </text:span><text:span text:style-name="Strong_20_Emphasis"><text:span text:style-name="T1">OAuth2</text:span></text:span><text:span text:style-name="T1"> (opzionale)</text:span></text:p>
        </text:list-item>
        <text:list-item>
          <text:p text:style-name="P13"><text:span text:style-name="Strong_20_Emphasis"><text:span text:style-name="T1">Crittografia con Fernet</text:span></text:span></text:p>
        </text:list-item>
        <text:list-item>
          <text:p text:style-name="P13"><text:span text:style-name="Strong_20_Emphasis"><text:span text:style-name="T1">Gestione ACL / ruoli / permessi</text:span></text:span></text:p>
        </text:list-item>
      </text:list>
      <text:p text:style-name="Text_20_body"><text:span text:style-name="Strong_20_Emphasis"><text:span text:style-name="T1">💡 Nota Tecnologica</text:span></text:span><text:span text:style-name="T1"><text:line-break/>L’adozione delle tecnologie sarà sempre guidata dagli </text:span><text:span text:style-name="Strong_20_Emphasis"><text:span text:style-name="T1">obiettivi del progetto</text:span></text:span><text:span text:style-name="T1">, con attenzione alla </text:span><text:span text:style-name="Strong_20_Emphasis"><text:span text:style-name="T1">robustezza, interoperabilità e adattabilità</text:span></text:span><text:span text:style-name="T1">. L’architettura modulare consente l’evoluzione continua e l’integrazione di nuovi strumenti.</text:span></text:p>
      <text:h text:style-name="P2" text:outline-level="1">✅ Sviluppi e Obiettivi Futuri</text:h>
      <text:p text:style-name="P5">Zero ERP è concepito per evolversi nel tempo come piattaforma gestionale open-source completa. Tra le prospettive di sviluppo:</text:p>
      <text:list text:style-name="L11">
        <text:list-item>
          <text:p text:style-name="P14"><text:soft-page-break/><text:span text:style-name="Strong_20_Emphasis"><text:span text:style-name="T1">Verticalizzazioni per Utility</text:span></text:span><text:span text:style-name="T1">: moduli dedicati per Gas, Energia, Acqua.</text:span></text:p>
        </text:list-item>
        <text:list-item>
          <text:p text:style-name="P14"><text:span text:style-name="Strong_20_Emphasis"><text:span text:style-name="T1">Servizi generali</text:span></text:span><text:span text:style-name="T1">: gestione della Fatturazione elettronica, Contratti multiservizio, Reportistica.</text:span></text:p>
        </text:list-item>
        <text:list-item>
          <text:p text:style-name="P14"><text:span text:style-name="Strong_20_Emphasis"><text:span text:style-name="T1">Adattabilità a settori pubblici e privati</text:span></text:span><text:span text:style-name="T1">.</text:span></text:p>
        </text:list-item>
        <text:list-item>
          <text:p text:style-name="P14"><text:span text:style-name="Strong_20_Emphasis"><text:span text:style-name="T1">Framework per personalizzazioni rapide</text:span></text:span><text:span text:style-name="T1"> da parte di sviluppatori terzi.</text:span></text:p>
        </text:list-item>
        <text:list-item>
          <text:p text:style-name="P14"><text:span text:style-name="Strong_20_Emphasis"><text:span text:style-name="T1">Integrazione con sistemi esterni</text:span></text:span><text:span text:style-name="T1">: API REST, GIS, CRM, piattaforme documentali.</text:span></text:p>
        </text:list-item>
        <text:list-item>
          <text:p text:style-name="P14"><text:span text:style-name="Strong_20_Emphasis"><text:span text:style-name="T1">Marketplace di moduli</text:span></text:span><text:span text:style-name="T1">: plugin open o commerciali validati dalla community.</text:span></text:p>
        </text:list-item>
      </text:list>
      <text:h text:style-name="P2" text:outline-level="1">✅ Perché un Progetto Open Source</text:h>
      <text:list text:style-name="L12">
        <text:list-item>
          <text:p text:style-name="P15"><text:span text:style-name="Strong_20_Emphasis"><text:span text:style-name="T1">Sostenibilità e apertura</text:span></text:span></text:p>
        </text:list-item>
        <text:list-item>
          <text:p text:style-name="P15"><text:span text:style-name="Strong_20_Emphasis"><text:span text:style-name="T1">Riutilizzabilità</text:span></text:span><text:span text:style-name="T1"> per startup, PMI e grandi aziende</text:span></text:p>
        </text:list-item>
        <text:list-item>
          <text:p text:style-name="P15"><text:span text:style-name="Strong_20_Emphasis"><text:span text:style-name="T1">Collaborazione e condivisione del sapere</text:span></text:span></text:p>
        </text:list-item>
        <text:list-item>
          <text:p text:style-name="P15"><text:span text:style-name="Strong_20_Emphasis"><text:span text:style-name="T1">Opportunità</text:span></text:span><text:span text:style-name="T1"> per studenti, ricercatori e professionisti</text:span></text:p>
        </text:list-item>
      </text:list>
      <text:h text:style-name="P2" text:outline-level="1">✅ Opportunità per Università e Studenti</text:h>
      <text:list text:style-name="L13">
        <text:list-item>
          <text:p text:style-name="P16"><text:span text:style-name="T1">Progetto adatto a </text:span><text:span text:style-name="Strong_20_Emphasis"><text:span text:style-name="T1">tesi triennali e magistrali</text:span></text:span></text:p>
        </text:list-item>
        <text:list-item>
          <text:p text:style-name="P16"><text:span text:style-name="T1">Integrazione in corsi di </text:span><text:span text:style-name="Strong_20_Emphasis"><text:span text:style-name="T1">Database, Ingegneria del Software, Sistemi Informativi</text:span></text:span></text:p>
        </text:list-item>
        <text:list-item>
          <text:p text:style-name="P16"><text:span text:style-name="Strong_20_Emphasis"><text:span text:style-name="T1">Esperienza concreta</text:span></text:span><text:span text:style-name="T1"> nello sviluppo di un'applicazione reale e in produzione</text:span></text:p>
        </text:list-item>
      </text:list>
      <text:p text:style-name="P17"/>
      <text:h text:style-name="P2" text:outline-level="1">✅ Modalità di Collaborazione</text:h>
      <text:list text:style-name="L14">
        <text:list-item>
          <text:p text:style-name="P18"><text:span text:style-name="T1">Coordinamento tramite </text:span><text:span text:style-name="Strong_20_Emphasis"><text:span text:style-name="T1">repository GitHub/GitLab</text:span></text:span></text:p>
        </text:list-item>
        <text:list-item>
          <text:p text:style-name="P18"><text:span text:style-name="Strong_20_Emphasis"><text:span text:style-name="T1">Documentazione ufficiale</text:span></text:span><text:span text:style-name="T1"> disponibile su GitBook</text:span></text:p>
        </text:list-item>
        <text:list-item>
          <text:p text:style-name="P18"><text:span text:style-name="T1">Possibilità di attivare tutte le </text:span><text:span text:style-name="Strong_20_Emphasis"><text:span text:style-name="T1">modalità necessarie per favorire una collaborazione efficace</text:span></text:span><text:span text:style-name="T1"> (comunicazione, mentoring, formazione, ecc.)</text:span></text:p>
        </text:list-item>
      </text:list>
      <text:p text:style-name="P17"/>
      <text:h text:style-name="P2" text:outline-level="1">✅ Contatti</text:h>
      <text:p text:style-name="P5">Per informazioni, adesione o proposta di collaborazione:</text:p>
      <text:list text:style-name="L15">
        <text:list-item>
          <text:p text:style-name="P19"><text:span text:style-name="Strong_20_Emphasis"><text:span text:style-name="T1">Referente</text:span></text:span><text:span text:style-name="T1">: Michele Carlo Titini</text:span></text:p>
        </text:list-item>
        <text:list-item>
          <text:p text:style-name="P19"><text:span text:style-name="Strong_20_Emphasis"><text:span text:style-name="T1">Email</text:span></text:span><text:span text:style-name="T1">: mc.titini@gmail.com</text:span></text:p>
        </text:list-item>
        <text:list-item>
          <text:p text:style-name="P19"><text:span text:style-name="Strong_20_Emphasis"><text:span text:style-name="T1">Repository</text:span></text:span><text:span text:style-name="T1"> (in fase di pubblicazione): </text:span><text:a xlink:type="simple" xlink:href="https://github.com/Tito-it/Zero" office:target-frame-name="_new" xlink:show="replace" text:style-name="Internet_20_link" text:visited-style-name="Visited_20_Internet_20_Link"><text:span text:style-name="T1">https://github.com/Tito-it/Zero</text:span></text:a></text:p>
        </text:list-item>
      </text:list>
      <text:p text:style-name="Text_20_body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3T15:57:43.911440800</meta:creation-date>
    <dc:date>2025-04-13T16:58:59.024347000</dc:date>
    <meta:editing-duration>PT10M19S</meta:editing-duration>
    <meta:editing-cycles>2</meta:editing-cycles>
    <meta:generator>LibreOffice/25.2.1.2$Windows_X86_64 LibreOffice_project/d3abf4aee5fd705e4a92bba33a32f40bc4e56f49</meta:generator>
    <meta:document-statistic meta:table-count="0" meta:image-count="0" meta:object-count="0" meta:page-count="3" meta:paragraph-count="82" meta:word-count="801" meta:character-count="5741" meta:non-whitespace-character-count="5075"/>
  </office:meta>
</office:document-meta>
</file>